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Ico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 (info,success, warning, danger, help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(active, disabled, loading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s (small, normal, large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down (simple styling, no colors in dropdown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 button</text:p>
          </table:table-cell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ton with banner</text:p>
          </table:table-cell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eover display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1T19:22:57.811585173</dc:date>
    <meta:editing-duration>PT10M11S</meta:editing-duration>
    <meta:editing-cycles>1</meta:editing-cycles>
    <meta:document-statistic meta:table-count="1" meta:cell-count="34" meta:object-count="0"/>
  </office:meta>
</office:document-meta>
</file>